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3.59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7.13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Campo_20_de_20_la_20_tabla_20_dinámica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10" style:family="table-cell" style:parent-style-name="Título_20_de_20_la_20_tabla_20_dinámica" style:data-style-name="N0">
      <style:table-cell-properties fo:border-bottom="2.01pt solid #000000" fo:border-left="none" fo:border-right="0.99pt solid #000000" fo:border-top="0.99pt solid #000000"/>
      <style:text-properties style:text-position=""/>
    </style:style>
    <style:style style:name="ce11" style:family="table-cell" style:parent-style-name="Esquina_20_de_20_la_20_tabla_20_dinámica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12" style:family="table-cell" style:parent-style-name="Valor_20_de_20_la_20_tabla_20_dinámica" style:data-style-name="N0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13" style:family="table-cell" style:parent-style-name="Valor_20_de_20_la_20_tabla_20_dinámica" style:data-style-name="N0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14" style:family="table-cell" style:parent-style-name="Resultado_20_de_20_la_20_tabla_20_dinámica" style:data-style-name="N0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15" style:family="table-cell" style:parent-style-name="Resultado_20_de_20_la_20_tabla_20_dinámica" style:data-style-name="N0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2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3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none"/>
      <style:text-properties style:text-position=""/>
    </style:style>
    <style:style style:name="ce4" style:family="table-cell" style:parent-style-name="Título_20_de_20_la_20_tabla_20_dinámica" style:data-style-name="N0">
      <style:table-cell-properties fo:border-bottom="0.99pt solid #000000" fo:border-left="2.01pt solid #000000" fo:border-right="none" fo:border-top="0.99pt solid #000000"/>
      <style:text-properties style:text-position=""/>
    </style:style>
    <style:style style:name="ce5" style:family="table-cell" style:parent-style-name="Título_20_de_20_la_20_tabla_20_dinámica" style:data-style-name="N0">
      <style:table-cell-properties fo:border-bottom="2.01pt solid #000000" fo:border-left="2.01pt solid #000000" fo:border-right="none" fo:border-top="0.99pt solid #000000"/>
      <style:text-properties style:text-position=""/>
    </style:style>
    <style:style style:name="ce6" style:family="table-cell" style:parent-style-name="Campo_20_de_20_la_20_tabla_20_dinámica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7" style:family="table-cell" style:parent-style-name="Categoría_20_de_20_la_20_tabla_20_dinámica" style:data-style-name="N0">
      <style:table-cell-properties fo:border-bottom="none" fo:border-left="0.99pt solid #000000" fo:border-right="0.99pt solid #000000" fo:border-top="0.99pt solid #000000"/>
      <style:text-properties style:text-position=""/>
    </style:style>
    <style:style style:name="ce8" style:family="table-cell" style:parent-style-name="Categoría_20_de_20_la_20_tabla_20_dinámica" style:data-style-name="N0">
      <style:table-cell-properties fo:border-bottom="0.99pt solid #000000" fo:border-left="0.99pt solid #000000" fo:border-right="0.99pt solid #000000" fo:border-top="none"/>
      <style:text-properties style:text-position=""/>
    </style:style>
    <style:style style:name="ce9" style:family="table-cell" style:parent-style-name="Título_20_de_20_la_20_tabla_20_dinámica" style:data-style-name="N0">
      <style:table-cell-properties fo:border-bottom="0.99pt solid #000000" fo:border-left="none" fo:border-right="0.99pt solid #000000" fo:border-top="0.99pt solid #000000"/>
      <style:text-properties style:text-position="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string" calcext:value-type="string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string" calcext:value-type="string">
            <text:p>8.4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string" calcext:value-type="string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string" calcext:value-type="string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string" calcext:value-type="string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125" calcext:value-type="float">
            <text:p>29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string" calcext:value-type="string">
            <text:p>8.0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string" calcext:value-type="string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string" calcext:value-type="string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475" calcext:value-type="float">
            <text:p>9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string" calcext:value-type="string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string" calcext:value-type="string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string" calcext:value-type="string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string" calcext:value-type="string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string" calcext:value-type="string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475" calcext:value-type="float">
            <text:p>83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string" calcext:value-type="string">
            <text:p>8.15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475" calcext:value-type="float">
            <text:p>12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string" calcext:value-type="string">
            <text:p>7.7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string" calcext:value-type="string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string" calcext:value-type="string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375" calcext:value-type="float">
            <text:p>34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175" calcext:value-type="float">
            <text:p>61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575" calcext:value-type="float">
            <text:p>20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string" calcext:value-type="string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string" calcext:value-type="string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string" calcext:value-type="string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string" calcext:value-type="string">
            <text:p>8.6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string" calcext:value-type="string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825" calcext:value-type="float">
            <text:p>9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string" calcext:value-type="string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string" calcext:value-type="string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string" calcext:value-type="string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string" calcext:value-type="string">
            <text:p>7.1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975" calcext:value-type="float">
            <text:p>6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string" calcext:value-type="string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string" calcext:value-type="string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string" calcext:value-type="string">
            <text:p>9.2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string" calcext:value-type="string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string" calcext:value-type="string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string" calcext:value-type="string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375" calcext:value-type="float">
            <text:p>34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525" calcext:value-type="float">
            <text:p>12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string" calcext:value-type="string">
            <text:p>7.3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string" calcext:value-type="string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string" calcext:value-type="string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525" calcext:value-type="float">
            <text:p>20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925" calcext:value-type="float">
            <text:p>25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125" calcext:value-type="float">
            <text:p>29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string" calcext:value-type="string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string" calcext:value-type="string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string" calcext:value-type="string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string" calcext:value-type="string">
            <text:p>15.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025" calcext:value-type="float">
            <text:p>22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string" calcext:value-type="string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string" calcext:value-type="string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string" calcext:value-type="string">
            <text:p>8.40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string" calcext:value-type="string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string" calcext:value-type="string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string" calcext:value-type="string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275" calcext:value-type="float">
            <text:p>113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string" calcext:value-type="string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string" calcext:value-type="string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475" calcext:value-type="float">
            <text:p>83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275" calcext:value-type="float">
            <text:p>12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125" calcext:value-type="float">
            <text:p>7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string" calcext:value-type="string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string" calcext:value-type="string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string" calcext:value-type="string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string" calcext:value-type="string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string" calcext:value-type="string">
            <text:p>512.3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string" calcext:value-type="string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string" calcext:value-type="string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string" calcext:value-type="string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string" calcext:value-type="string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125" calcext:value-type="float">
            <text:p>29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string" calcext:value-type="string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string" calcext:value-type="string">
            <text:p>7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string" calcext:value-type="string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875" calcext:value-type="float">
            <text:p>12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string" calcext:value-type="string">
            <text:p>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string" calcext:value-type="string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string" calcext:value-type="string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string" calcext:value-type="string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string" calcext:value-type="string">
            <text:p>110.88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string" calcext:value-type="string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string" calcext:value-type="string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375" calcext:value-type="float">
            <text:p>262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string" calcext:value-type="string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string" calcext:value-type="string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string" calcext:value-type="string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string" calcext:value-type="string">
            <text:p>6.2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525" calcext:value-type="float">
            <text:p>20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string" calcext:value-type="string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string" calcext:value-type="string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string" calcext:value-type="string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string" calcext:value-type="string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string" calcext:value-type="string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225" calcext:value-type="float">
            <text:p>9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string" calcext:value-type="string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string" calcext:value-type="string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string" calcext:value-type="string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string" calcext:value-type="string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string" calcext:value-type="string">
            <text:p>135.6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string" calcext:value-type="string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string" calcext:value-type="string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4.0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525" calcext:value-type="float">
            <text:p>227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string" calcext:value-type="string">
            <text:p>7.7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275" calcext:value-type="float">
            <text:p>113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string" calcext:value-type="string">
            <text:p>12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825" calcext:value-type="float">
            <text:p>9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string" calcext:value-type="string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string" calcext:value-type="string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string" calcext:value-type="string">
            <text:p>6.8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string" calcext:value-type="string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875" calcext:value-type="float">
            <text:p>7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string" calcext:value-type="string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string" calcext:value-type="string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125" calcext:value-type="float">
            <text:p>7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375" calcext:value-type="float">
            <text:p>34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string" calcext:value-type="string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string" calcext:value-type="string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string" calcext:value-type="string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string" calcext:value-type="string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string" calcext:value-type="string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string" calcext:value-type="string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string" calcext:value-type="string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725" calcext:value-type="float">
            <text:p>7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string" calcext:value-type="string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string" calcext:value-type="string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string" calcext:value-type="string">
            <text:p>9.8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7.0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string" calcext:value-type="string">
            <text:p>7.52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string" calcext:value-type="string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string" calcext:value-type="string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string" calcext:value-type="string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string" calcext:value-type="string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string" calcext:value-type="string">
            <text:p>49.5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string" calcext:value-type="string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string" calcext:value-type="string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string" calcext:value-type="string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525" calcext:value-type="float">
            <text:p>22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string" calcext:value-type="string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string" calcext:value-type="string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string" calcext:value-type="string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string" calcext:value-type="string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string" calcext:value-type="string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string" calcext:value-type="string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22.3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425" calcext:value-type="float">
            <text:p>1064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425" calcext:value-type="float">
            <text:p>106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string" calcext:value-type="string">
            <text:p>13.8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525" calcext:value-type="float">
            <text:p>20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string" calcext:value-type="string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string" calcext:value-type="string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string" calcext:value-type="string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525" calcext:value-type="float">
            <text:p>227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string" calcext:value-type="string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string" calcext:value-type="string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string" calcext:value-type="string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string" calcext:value-type="string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string" calcext:value-type="string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8.7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string" calcext:value-type="string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125" calcext:value-type="float">
            <text:p>7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string" calcext:value-type="string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string" calcext:value-type="string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string" calcext:value-type="string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string" calcext:value-type="string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string" calcext:value-type="string">
            <text:p>3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string" calcext:value-type="string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string" calcext:value-type="string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string" calcext:value-type="string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string" calcext:value-type="string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string" calcext:value-type="string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string" calcext:value-type="string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string" calcext:value-type="string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string" calcext:value-type="string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string" calcext:value-type="string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string" calcext:value-type="string">
            <text:p>8.4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string" calcext:value-type="string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string" calcext:value-type="string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275" calcext:value-type="float">
            <text:p>113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string" calcext:value-type="string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string" calcext:value-type="string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string" calcext:value-type="string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9.8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string" calcext:value-type="string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string" calcext:value-type="string">
            <text:p>8.1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string" calcext:value-type="string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225" calcext:value-type="float">
            <text:p>9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string" calcext:value-type="string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string" calcext:value-type="string">
            <text:p>10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string" calcext:value-type="string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string" calcext:value-type="string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string" calcext:value-type="string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525" calcext:value-type="float">
            <text:p>227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string" calcext:value-type="string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string" calcext:value-type="string">
            <text:p>7.7417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string" calcext:value-type="string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string" calcext:value-type="string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string" calcext:value-type="string">
            <text:p>9.4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525" calcext:value-type="float">
            <text:p>227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string" calcext:value-type="string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string" calcext:value-type="string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string" calcext:value-type="string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375" calcext:value-type="float">
            <text:p>34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string" calcext:value-type="string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string" calcext:value-type="string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375" calcext:value-type="float">
            <text:p>262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string" calcext:value-type="string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475" calcext:value-type="float">
            <text:p>12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125" calcext:value-type="float">
            <text:p>7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string" calcext:value-type="string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string" calcext:value-type="string">
            <text:p>39.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string" calcext:value-type="string">
            <text:p>8.3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475" calcext:value-type="float">
            <text:p>12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string" calcext:value-type="string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string" calcext:value-type="string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string" calcext:value-type="string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string" calcext:value-type="string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125" calcext:value-type="float">
            <text:p>29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575" calcext:value-type="float">
            <text:p>20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string" calcext:value-type="string">
            <text:p>30.6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string" calcext:value-type="string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string" calcext:value-type="string">
            <text:p>8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975" calcext:value-type="float">
            <text:p>6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string" calcext:value-type="string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string" calcext:value-type="string">
            <text:p>6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475" calcext:value-type="float">
            <text:p>12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string" calcext:value-type="string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string" calcext:value-type="string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string" calcext:value-type="string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8.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string" calcext:value-type="string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string" calcext:value-type="string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string" calcext:value-type="string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string" calcext:value-type="string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string" calcext:value-type="string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string" calcext:value-type="string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string" calcext:value-type="string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string" calcext:value-type="string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string" calcext:value-type="string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string" calcext:value-type="string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string" calcext:value-type="string">
            <text:p>9.8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string" calcext:value-type="string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string" calcext:value-type="string">
            <text:p>10.5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125" calcext:value-type="float">
            <text:p>29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string" calcext:value-type="string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</table:table>
      <table:table table:name="Tabla dinámica_Hoja1_1" table:style-name="ta1">
        <table:table-column table:style-name="co13" table:default-cell-style-name="ce2"/>
        <table:table-column table:style-name="co14" table:default-cell-style-name="ce7"/>
        <table:table-column table:style-name="co13" table:default-cell-style-name="ce12"/>
        <table:table-row table:style-name="ro3">
          <table:table-cell table:style-name="Default" office:value-type="string" calcext:value-type="string">
            <text:p>Filtrar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3"/>
        </table:table-row>
        <table:table-row table:style-name="ro3">
          <table:table-cell table:style-name="ce1" office:value-type="string" calcext:value-type="string">
            <text:p>Cabin</text:p>
          </table:table-cell>
          <table:table-cell table:style-name="ce6" office:value-type="string" calcext:value-type="string">
            <text:p>Datos</text:p>
          </table:table-cell>
          <table:table-cell table:style-name="ce11"/>
        </table:table-row>
        <table:table-row table:style-name="ro3">
          <table:table-cell office:value-type="string" calcext:value-type="string">
            <text:p>A10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14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16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19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20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23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24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26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31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32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34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36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5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6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7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101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102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18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19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20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22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28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3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30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35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37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38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39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4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41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42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49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5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50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51 B53 B55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57 B59 B63 B66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58 B60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69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71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73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77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78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79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80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82 B84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86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94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96 B98</text:p>
          </table:table-cell>
          <table:table-cell office:value-type="string" calcext:value-type="string">
            <text:p>Suma - Survived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101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103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104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106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110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111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118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123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124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125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126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128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148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22 C26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23 C25 C27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30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32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45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46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47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49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50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52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54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62 C64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65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68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7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70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78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82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83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85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86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87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90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91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92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93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95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99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10 D12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11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15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17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19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20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21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26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28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30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33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35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36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37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45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46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47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48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49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50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56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6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7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9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10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101</text:p>
          </table:table-cell>
          <table:table-cell office:value-type="string" calcext:value-type="string">
            <text:p>Suma - Survived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12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121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17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24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25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31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33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34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36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38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40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44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46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49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50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58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63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67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68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77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8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 E69</text:p>
          </table:table-cell>
          <table:table-cell office:value-type="string" calcext:value-type="string">
            <text:p>Suma - Surviv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 G63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 G73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2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33</text:p>
          </table:table-cell>
          <table:table-cell office:value-type="string" calcext:value-type="string">
            <text:p>Suma - Survived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38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4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6</text:p>
          </table:table-cell>
          <table:table-cell office:value-type="string" calcext:value-type="string">
            <text:p>Suma - Survive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</text:p>
          </table:table-cell>
          <table:table-cell office:value-type="string" calcext:value-type="string">
            <text:p>Suma - Surviv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(vacío)</text:p>
          </table:table-cell>
          <table:table-cell office:value-type="string" calcext:value-type="string">
            <text:p>Suma - Survived</text:p>
          </table:table-cell>
          <table:table-cell office:value-type="float" office:value="206" calcext:value-type="float">
            <text:p>206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Cantidad - Survived</text:p>
          </table:table-cell>
          <table:table-cell table:style-name="ce13" office:value-type="float" office:value="687" calcext:value-type="float">
            <text:p>687</text:p>
          </table:table-cell>
        </table:table-row>
        <table:table-row table:style-name="ro3">
          <table:table-cell table:style-name="ce4" office:value-type="string" calcext:value-type="string">
            <text:p>Total Suma - Survived</text:p>
          </table:table-cell>
          <table:table-cell table:style-name="ce9"/>
          <table:table-cell table:style-name="ce14" office:value-type="float" office:value="342" calcext:value-type="float">
            <text:p>342</text:p>
          </table:table-cell>
        </table:table-row>
        <table:table-row table:style-name="ro3">
          <table:table-cell table:style-name="ce5" office:value-type="string" calcext:value-type="string">
            <text:p>Total Cantidad - Survived</text:p>
          </table:table-cell>
          <table:table-cell table:style-name="ce10"/>
          <table:table-cell table:style-name="ce15" office:value-type="float" office:value="891" calcext:value-type="float">
            <text:p>891</text:p>
          </table:table-cell>
        </table:table-row>
      </table:table>
      <table:table table:name="Hoja2" table:style-name="ta1"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Cabin letter</text:p>
          </table:table-cell>
          <table:table-cell/>
        </table:table-row>
        <table:table-row table:style-name="ro2">
          <table:table-cell table:formula="of:=COUNTIFS([Hoja1.B2:.B892];1;[Hoja1.K2:.K892];&quot;A*..&quot;)"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formula="of:=COUNTIFS([Hoja1.B2:.B892];1;[Hoja1.K2:.K892];&quot;B*..&quot;)"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table:formula="of:=COUNTIFS([Hoja1.B2:.B892];1;[Hoja1.K2:.K892];&quot;C*..&quot;)"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table:formula="of:=COUNTIFS([Hoja1.B3:.B893];1;[Hoja1.K3:.K893];&quot;D*..&quot;)"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table:formula="of:=COUNTIFS([Hoja1.B4:.B894];1;[Hoja1.K4:.K894];&quot;E*..&quot;)"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table:formula="of:=COUNTIFS([Hoja1.B5:.B895];1;[Hoja1.K5:.K895];&quot;F*..&quot;)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Hoja1_1'.A1:'Tabla dinámica_Hoja1_1'.C301" table:buttons="'Tabla dinámica_Hoja1_1'.A1 'Tabla dinámica_Hoja1_1'.A3 'Tabla dinámica_Hoja1_1'.B3">
          <table:source-cell-range table:cell-range-address="Hoja1.A1:Hoja1.L892"/>
          <table:data-pilot-field table:source-field-name="Cabin" table:orientation="row" table:used-hierarchy="0" table:function="auto">
            <table:data-pilot-level table:show-empty="false">
              <table:data-pilot-members>
                <table:data-pilot-member table:name="A10" table:display="true" table:show-details="true"/>
                <table:data-pilot-member table:name="A14" table:display="true" table:show-details="true"/>
                <table:data-pilot-member table:name="A16" table:display="true" table:show-details="true"/>
                <table:data-pilot-member table:name="A19" table:display="true" table:show-details="true"/>
                <table:data-pilot-member table:name="A20" table:display="true" table:show-details="true"/>
                <table:data-pilot-member table:name="A23" table:display="true" table:show-details="true"/>
                <table:data-pilot-member table:name="A24" table:display="true" table:show-details="true"/>
                <table:data-pilot-member table:name="A26" table:display="true" table:show-details="true"/>
                <table:data-pilot-member table:name="A31" table:display="true" table:show-details="true"/>
                <table:data-pilot-member table:name="A32" table:display="true" table:show-details="true"/>
                <table:data-pilot-member table:name="A34" table:display="true" table:show-details="true"/>
                <table:data-pilot-member table:name="A36" table:display="true" table:show-details="true"/>
                <table:data-pilot-member table:name="A5" table:display="true" table:show-details="true"/>
                <table:data-pilot-member table:name="A6" table:display="true" table:show-details="true"/>
                <table:data-pilot-member table:name="A7" table:display="true" table:show-details="true"/>
                <table:data-pilot-member table:name="B101" table:display="true" table:show-details="true"/>
                <table:data-pilot-member table:name="B102" table:display="true" table:show-details="true"/>
                <table:data-pilot-member table:name="B18" table:display="true" table:show-details="true"/>
                <table:data-pilot-member table:name="B19" table:display="true" table:show-details="true"/>
                <table:data-pilot-member table:name="B20" table:display="true" table:show-details="true"/>
                <table:data-pilot-member table:name="B22" table:display="true" table:show-details="true"/>
                <table:data-pilot-member table:name="B28" table:display="true" table:show-details="true"/>
                <table:data-pilot-member table:name="B3" table:display="true" table:show-details="true"/>
                <table:data-pilot-member table:name="B30" table:display="true" table:show-details="true"/>
                <table:data-pilot-member table:name="B35" table:display="true" table:show-details="true"/>
                <table:data-pilot-member table:name="B37" table:display="true" table:show-details="true"/>
                <table:data-pilot-member table:name="B38" table:display="true" table:show-details="true"/>
                <table:data-pilot-member table:name="B39" table:display="true" table:show-details="true"/>
                <table:data-pilot-member table:name="B4" table:display="true" table:show-details="true"/>
                <table:data-pilot-member table:name="B41" table:display="true" table:show-details="true"/>
                <table:data-pilot-member table:name="B42" table:display="true" table:show-details="true"/>
                <table:data-pilot-member table:name="B49" table:display="true" table:show-details="true"/>
                <table:data-pilot-member table:name="B5" table:display="true" table:show-details="true"/>
                <table:data-pilot-member table:name="B50" table:display="true" table:show-details="true"/>
                <table:data-pilot-member table:name="B51 B53 B55" table:display="true" table:show-details="true"/>
                <table:data-pilot-member table:name="B57 B59 B63 B66" table:display="true" table:show-details="true"/>
                <table:data-pilot-member table:name="B58 B60" table:display="true" table:show-details="true"/>
                <table:data-pilot-member table:name="B69" table:display="true" table:show-details="true"/>
                <table:data-pilot-member table:name="B71" table:display="true" table:show-details="true"/>
                <table:data-pilot-member table:name="B73" table:display="true" table:show-details="true"/>
                <table:data-pilot-member table:name="B77" table:display="true" table:show-details="true"/>
                <table:data-pilot-member table:name="B78" table:display="true" table:show-details="true"/>
                <table:data-pilot-member table:name="B79" table:display="true" table:show-details="true"/>
                <table:data-pilot-member table:name="B80" table:display="true" table:show-details="true"/>
                <table:data-pilot-member table:name="B82 B84" table:display="true" table:show-details="true"/>
                <table:data-pilot-member table:name="B86" table:display="true" table:show-details="true"/>
                <table:data-pilot-member table:name="B94" table:display="true" table:show-details="true"/>
                <table:data-pilot-member table:name="B96 B98" table:display="true" table:show-details="true"/>
                <table:data-pilot-member table:name="C101" table:display="true" table:show-details="true"/>
                <table:data-pilot-member table:name="C103" table:display="true" table:show-details="true"/>
                <table:data-pilot-member table:name="C104" table:display="true" table:show-details="true"/>
                <table:data-pilot-member table:name="C106" table:display="true" table:show-details="true"/>
                <table:data-pilot-member table:name="C110" table:display="true" table:show-details="true"/>
                <table:data-pilot-member table:name="C111" table:display="true" table:show-details="true"/>
                <table:data-pilot-member table:name="C118" table:display="true" table:show-details="true"/>
                <table:data-pilot-member table:name="C123" table:display="true" table:show-details="true"/>
                <table:data-pilot-member table:name="C124" table:display="true" table:show-details="true"/>
                <table:data-pilot-member table:name="C125" table:display="true" table:show-details="true"/>
                <table:data-pilot-member table:name="C126" table:display="true" table:show-details="true"/>
                <table:data-pilot-member table:name="C128" table:display="true" table:show-details="true"/>
                <table:data-pilot-member table:name="C148" table:display="true" table:show-details="true"/>
                <table:data-pilot-member table:name="C2" table:display="true" table:show-details="true"/>
                <table:data-pilot-member table:name="C22 C26" table:display="true" table:show-details="true"/>
                <table:data-pilot-member table:name="C23 C25 C27" table:display="true" table:show-details="true"/>
                <table:data-pilot-member table:name="C30" table:display="true" table:show-details="true"/>
                <table:data-pilot-member table:name="C32" table:display="true" table:show-details="true"/>
                <table:data-pilot-member table:name="C45" table:display="true" table:show-details="true"/>
                <table:data-pilot-member table:name="C46" table:display="true" table:show-details="true"/>
                <table:data-pilot-member table:name="C47" table:display="true" table:show-details="true"/>
                <table:data-pilot-member table:name="C49" table:display="true" table:show-details="true"/>
                <table:data-pilot-member table:name="C50" table:display="true" table:show-details="true"/>
                <table:data-pilot-member table:name="C52" table:display="true" table:show-details="true"/>
                <table:data-pilot-member table:name="C54" table:display="true" table:show-details="true"/>
                <table:data-pilot-member table:name="C62 C64" table:display="true" table:show-details="true"/>
                <table:data-pilot-member table:name="C65" table:display="true" table:show-details="true"/>
                <table:data-pilot-member table:name="C68" table:display="true" table:show-details="true"/>
                <table:data-pilot-member table:name="C7" table:display="true" table:show-details="true"/>
                <table:data-pilot-member table:name="C70" table:display="true" table:show-details="true"/>
                <table:data-pilot-member table:name="C78" table:display="true" table:show-details="true"/>
                <table:data-pilot-member table:name="C82" table:display="true" table:show-details="true"/>
                <table:data-pilot-member table:name="C83" table:display="true" table:show-details="true"/>
                <table:data-pilot-member table:name="C85" table:display="true" table:show-details="true"/>
                <table:data-pilot-member table:name="C86" table:display="true" table:show-details="true"/>
                <table:data-pilot-member table:name="C87" table:display="true" table:show-details="true"/>
                <table:data-pilot-member table:name="C90" table:display="true" table:show-details="true"/>
                <table:data-pilot-member table:name="C91" table:display="true" table:show-details="true"/>
                <table:data-pilot-member table:name="C92" table:display="true" table:show-details="true"/>
                <table:data-pilot-member table:name="C93" table:display="true" table:show-details="true"/>
                <table:data-pilot-member table:name="C95" table:display="true" table:show-details="true"/>
                <table:data-pilot-member table:name="C99" table:display="true" table:show-details="true"/>
                <table:data-pilot-member table:name="D" table:display="true" table:show-details="true"/>
                <table:data-pilot-member table:name="D10 D12" table:display="true" table:show-details="true"/>
                <table:data-pilot-member table:name="D11" table:display="true" table:show-details="true"/>
                <table:data-pilot-member table:name="D15" table:display="true" table:show-details="true"/>
                <table:data-pilot-member table:name="D17" table:display="true" table:show-details="true"/>
                <table:data-pilot-member table:name="D19" table:display="true" table:show-details="true"/>
                <table:data-pilot-member table:name="D20" table:display="true" table:show-details="true"/>
                <table:data-pilot-member table:name="D21" table:display="true" table:show-details="true"/>
                <table:data-pilot-member table:name="D26" table:display="true" table:show-details="true"/>
                <table:data-pilot-member table:name="D28" table:display="true" table:show-details="true"/>
                <table:data-pilot-member table:name="D30" table:display="true" table:show-details="true"/>
                <table:data-pilot-member table:name="D33" table:display="true" table:show-details="true"/>
                <table:data-pilot-member table:name="D35" table:display="true" table:show-details="true"/>
                <table:data-pilot-member table:name="D36" table:display="true" table:show-details="true"/>
                <table:data-pilot-member table:name="D37" table:display="true" table:show-details="true"/>
                <table:data-pilot-member table:name="D45" table:display="true" table:show-details="true"/>
                <table:data-pilot-member table:name="D46" table:display="true" table:show-details="true"/>
                <table:data-pilot-member table:name="D47" table:display="true" table:show-details="true"/>
                <table:data-pilot-member table:name="D48" table:display="true" table:show-details="true"/>
                <table:data-pilot-member table:name="D49" table:display="true" table:show-details="true"/>
                <table:data-pilot-member table:name="D50" table:display="true" table:show-details="true"/>
                <table:data-pilot-member table:name="D56" table:display="true" table:show-details="true"/>
                <table:data-pilot-member table:name="D6" table:display="true" table:show-details="true"/>
                <table:data-pilot-member table:name="D7" table:display="true" table:show-details="true"/>
                <table:data-pilot-member table:name="D9" table:display="true" table:show-details="true"/>
                <table:data-pilot-member table:name="E10" table:display="true" table:show-details="true"/>
                <table:data-pilot-member table:name="E101" table:display="true" table:show-details="true"/>
                <table:data-pilot-member table:name="E12" table:display="true" table:show-details="true"/>
                <table:data-pilot-member table:name="E121" table:display="true" table:show-details="true"/>
                <table:data-pilot-member table:name="E17" table:display="true" table:show-details="true"/>
                <table:data-pilot-member table:name="E24" table:display="true" table:show-details="true"/>
                <table:data-pilot-member table:name="E25" table:display="true" table:show-details="true"/>
                <table:data-pilot-member table:name="E31" table:display="true" table:show-details="true"/>
                <table:data-pilot-member table:name="E33" table:display="true" table:show-details="true"/>
                <table:data-pilot-member table:name="E34" table:display="true" table:show-details="true"/>
                <table:data-pilot-member table:name="E36" table:display="true" table:show-details="true"/>
                <table:data-pilot-member table:name="E38" table:display="true" table:show-details="true"/>
                <table:data-pilot-member table:name="E40" table:display="true" table:show-details="true"/>
                <table:data-pilot-member table:name="E44" table:display="true" table:show-details="true"/>
                <table:data-pilot-member table:name="E46" table:display="true" table:show-details="true"/>
                <table:data-pilot-member table:name="E49" table:display="true" table:show-details="true"/>
                <table:data-pilot-member table:name="E50" table:display="true" table:show-details="true"/>
                <table:data-pilot-member table:name="E58" table:display="true" table:show-details="true"/>
                <table:data-pilot-member table:name="E63" table:display="true" table:show-details="true"/>
                <table:data-pilot-member table:name="E67" table:display="true" table:show-details="true"/>
                <table:data-pilot-member table:name="E68" table:display="true" table:show-details="true"/>
                <table:data-pilot-member table:name="E77" table:display="true" table:show-details="true"/>
                <table:data-pilot-member table:name="E8" table:display="true" table:show-details="true"/>
                <table:data-pilot-member table:name="F E69" table:display="true" table:show-details="true"/>
                <table:data-pilot-member table:name="F G63" table:display="true" table:show-details="true"/>
                <table:data-pilot-member table:name="F G73" table:display="true" table:show-details="true"/>
                <table:data-pilot-member table:name="F2" table:display="true" table:show-details="true"/>
                <table:data-pilot-member table:name="F33" table:display="true" table:show-details="true"/>
                <table:data-pilot-member table:name="F38" table:display="true" table:show-details="true"/>
                <table:data-pilot-member table:name="F4" table:display="true" table:show-details="true"/>
                <table:data-pilot-member table:name="G6" table:display="true" table:show-details="true"/>
                <table:data-pilot-member table:name="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urvived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-1" table:function="count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0:00:03.3257707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3T14:24:14.087326185</dc:date>
    <dc:creator>Luis </dc:creator>
    <meta:generator>LibreOffice/4.1.3.2$Linux_X86_64 LibreOffice_project/410m0$Build-2</meta:generator>
    <meta:editing-duration>P0D</meta:editing-duration>
    <meta:editing-cycles>1</meta:editing-cycles>
    <meta:document-statistic meta:table-count="3" meta:cell-count="10598" meta:object-count="0"/>
  </office:meta>
</office:document-meta>
</file>